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3AD00006593000040705BDCC069D059F10F.svm" manifest:media-type=""/>
  <manifest:file-entry manifest:full-path="Pictures/200003F600007C8600002BA996018FB6A6F4523A.svm" manifest:media-type=""/>
  <manifest:file-entry manifest:full-path="Pictures/200004EA00005DA1000039E944E398477C80169B.svm" manifest:media-type=""/>
  <manifest:file-entry manifest:full-path="Pictures/200005EF0000BE930000744FA359778E6E5E9503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ca392" officeooo:paragraph-rsid="000ca392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1973ba" officeooo:paragraph-rsid="001973ba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25f2d4" officeooo:paragraph-rsid="0025f2d4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25f2d4" officeooo:paragraph-rsid="0026e750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3183dc" officeooo:paragraph-rsid="003183dc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396861" officeooo:paragraph-rsid="00396861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47e90b" officeooo:paragraph-rsid="00470957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63a118" officeooo:paragraph-rsid="0063a118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63a118" officeooo:paragraph-rsid="0066c376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officeooo:rsid="005daf6b" officeooo:paragraph-rsid="0024d60e" style:font-weight-asian="bold" style:font-weight-complex="bold"/>
    </style:style>
    <style:style style:name="P11" style:family="paragraph" style:parent-style-name="Standard">
      <style:paragraph-properties fo:line-height="150%"/>
      <style:text-properties fo:font-weight="bold" officeooo:rsid="008ca09e" officeooo:paragraph-rsid="008dd9df" style:font-weight-asian="bold" style:font-weight-complex="bold"/>
    </style:style>
    <style:style style:name="P12" style:family="paragraph" style:parent-style-name="Standard">
      <style:paragraph-properties fo:line-height="150%"/>
      <style:text-properties officeooo:paragraph-rsid="000ca392"/>
    </style:style>
    <style:style style:name="P13" style:family="paragraph" style:parent-style-name="Standard">
      <style:paragraph-properties fo:line-height="150%"/>
      <style:text-properties officeooo:paragraph-rsid="0028ec7c"/>
    </style:style>
    <style:style style:name="P14" style:family="paragraph" style:parent-style-name="Standard">
      <style:paragraph-properties fo:line-height="150%"/>
      <style:text-properties officeooo:paragraph-rsid="00557f7d"/>
    </style:style>
    <style:style style:name="P15" style:family="paragraph" style:parent-style-name="Standard">
      <style:paragraph-properties fo:line-height="150%"/>
      <style:text-properties officeooo:paragraph-rsid="0070998c"/>
    </style:style>
    <style:style style:name="P16" style:family="paragraph" style:parent-style-name="Standard">
      <style:paragraph-properties fo:line-height="150%"/>
      <style:text-properties officeooo:paragraph-rsid="0077ab4a"/>
    </style:style>
    <style:style style:name="P17" style:family="paragraph" style:parent-style-name="Standard">
      <style:paragraph-properties fo:line-height="150%"/>
      <style:text-properties officeooo:paragraph-rsid="00243d5e"/>
    </style:style>
    <style:style style:name="P18" style:family="paragraph" style:parent-style-name="Standard">
      <style:paragraph-properties fo:line-height="150%"/>
      <style:text-properties officeooo:paragraph-rsid="008096de"/>
    </style:style>
    <style:style style:name="P19" style:family="paragraph" style:parent-style-name="Standard">
      <style:paragraph-properties fo:line-height="150%"/>
      <style:text-properties officeooo:paragraph-rsid="00839dd0"/>
    </style:style>
    <style:style style:name="P20" style:family="paragraph" style:parent-style-name="Standard">
      <style:paragraph-properties fo:line-height="150%"/>
      <style:text-properties officeooo:paragraph-rsid="010259a7"/>
    </style:style>
    <style:style style:name="P21" style:family="paragraph" style:parent-style-name="Standard">
      <style:paragraph-properties fo:line-height="150%"/>
      <style:text-properties officeooo:paragraph-rsid="0110fa78"/>
    </style:style>
    <style:style style:name="P22" style:family="paragraph" style:parent-style-name="Standard">
      <style:paragraph-properties fo:line-height="150%"/>
      <style:text-properties officeooo:rsid="000e9af4" officeooo:paragraph-rsid="000e9af4"/>
    </style:style>
    <style:style style:name="P23" style:family="paragraph" style:parent-style-name="Standard">
      <style:paragraph-properties fo:line-height="150%"/>
      <style:text-properties officeooo:rsid="000e9af4" officeooo:paragraph-rsid="0010154a"/>
    </style:style>
    <style:style style:name="P24" style:family="paragraph" style:parent-style-name="Standard">
      <style:paragraph-properties fo:line-height="150%"/>
      <style:text-properties officeooo:rsid="000e9af4" officeooo:paragraph-rsid="0037891d"/>
    </style:style>
    <style:style style:name="P25" style:family="paragraph" style:parent-style-name="Standard">
      <style:paragraph-properties fo:line-height="150%"/>
      <style:text-properties officeooo:rsid="000e9af4" officeooo:paragraph-rsid="005371a1"/>
    </style:style>
    <style:style style:name="P26" style:family="paragraph" style:parent-style-name="Standard">
      <style:paragraph-properties fo:line-height="150%"/>
      <style:text-properties officeooo:rsid="000e9af4" officeooo:paragraph-rsid="005ee8ed"/>
    </style:style>
    <style:style style:name="P27" style:family="paragraph" style:parent-style-name="Standard">
      <style:paragraph-properties fo:line-height="150%"/>
      <style:text-properties officeooo:rsid="000e9af4" officeooo:paragraph-rsid="0065ca84"/>
    </style:style>
    <style:style style:name="P28" style:family="paragraph" style:parent-style-name="Standard">
      <style:paragraph-properties fo:line-height="150%"/>
      <style:text-properties officeooo:rsid="0025f2d4" officeooo:paragraph-rsid="0025f2d4"/>
    </style:style>
    <style:style style:name="P29" style:family="paragraph" style:parent-style-name="Standard">
      <style:paragraph-properties fo:line-height="150%"/>
      <style:text-properties officeooo:rsid="002689e7" officeooo:paragraph-rsid="002689e7"/>
    </style:style>
    <style:style style:name="P30" style:family="paragraph" style:parent-style-name="Standard">
      <style:paragraph-properties fo:line-height="150%"/>
      <style:text-properties fo:font-weight="normal" officeooo:rsid="0027d0fd" officeooo:paragraph-rsid="0027d0fd" style:font-weight-asian="normal" style:font-weight-complex="normal"/>
    </style:style>
    <style:style style:name="P31" style:family="paragraph" style:parent-style-name="Standard">
      <style:paragraph-properties fo:line-height="150%"/>
      <style:text-properties fo:font-weight="normal" officeooo:rsid="0027d0fd" officeooo:paragraph-rsid="002f7af4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rsid="008ca09e" officeooo:paragraph-rsid="00e0358e" style:font-weight-asian="normal" style:font-weight-complex="normal"/>
    </style:style>
    <style:style style:name="P33" style:family="paragraph" style:parent-style-name="Standard">
      <style:paragraph-properties fo:line-height="150%"/>
      <style:text-properties fo:font-weight="normal" officeooo:rsid="005daf6b" officeooo:paragraph-rsid="0024d60e" style:font-weight-asian="normal" style:font-weight-complex="normal"/>
    </style:style>
    <style:style style:name="P34" style:family="paragraph" style:parent-style-name="Standard">
      <style:paragraph-properties fo:line-height="150%"/>
      <style:text-properties fo:font-weight="normal" officeooo:rsid="0096d43b" officeooo:paragraph-rsid="00bee100" style:font-weight-asian="normal" style:font-weight-complex="normal"/>
    </style:style>
    <style:style style:name="P35" style:family="paragraph" style:parent-style-name="Standard">
      <style:paragraph-properties fo:line-height="150%"/>
      <style:text-properties fo:font-weight="normal" officeooo:rsid="0096d43b" officeooo:paragraph-rsid="00c56c06" style:font-weight-asian="normal" style:font-weight-complex="normal"/>
    </style:style>
    <style:style style:name="P36" style:family="paragraph" style:parent-style-name="Standard">
      <style:paragraph-properties fo:line-height="150%"/>
      <style:text-properties fo:font-weight="normal" officeooo:rsid="0096d43b" officeooo:paragraph-rsid="00c6e5cb" style:font-weight-asian="normal" style:font-weight-complex="normal"/>
    </style:style>
    <style:style style:name="P37" style:family="paragraph" style:parent-style-name="Standard">
      <style:paragraph-properties fo:line-height="150%"/>
      <style:text-properties fo:font-weight="normal" officeooo:rsid="0096d43b" officeooo:paragraph-rsid="00c8c1cf" style:font-weight-asian="normal" style:font-weight-complex="normal"/>
    </style:style>
    <style:style style:name="P38" style:family="paragraph" style:parent-style-name="Standard">
      <style:paragraph-properties fo:line-height="150%"/>
      <style:text-properties fo:font-weight="normal" officeooo:rsid="009cf6ce" officeooo:paragraph-rsid="009cf6ce" style:font-weight-asian="normal" style:font-weight-complex="normal"/>
    </style:style>
    <style:style style:name="P39" style:family="paragraph" style:parent-style-name="Standard">
      <style:paragraph-properties fo:line-height="150%"/>
      <style:text-properties fo:font-weight="normal" officeooo:rsid="009cf6ce" officeooo:paragraph-rsid="009e6fe3" style:font-weight-asian="normal" style:font-weight-complex="normal"/>
    </style:style>
    <style:style style:name="P40" style:family="paragraph" style:parent-style-name="Standard">
      <style:paragraph-properties fo:line-height="150%"/>
      <style:text-properties fo:font-weight="normal" officeooo:rsid="009cf6ce" officeooo:paragraph-rsid="009fd533" style:font-weight-asian="normal" style:font-weight-complex="normal"/>
    </style:style>
    <style:style style:name="P41" style:family="paragraph" style:parent-style-name="Standard">
      <style:paragraph-properties fo:line-height="150%"/>
      <style:text-properties fo:font-weight="normal" officeooo:rsid="009cf6ce" officeooo:paragraph-rsid="00a45343" style:font-weight-asian="normal" style:font-weight-complex="normal"/>
    </style:style>
    <style:style style:name="P42" style:family="paragraph" style:parent-style-name="Standard">
      <style:paragraph-properties fo:line-height="150%"/>
      <style:text-properties fo:font-weight="normal" officeooo:rsid="009cf6ce" officeooo:paragraph-rsid="00a5cc02" style:font-weight-asian="normal" style:font-weight-complex="normal"/>
    </style:style>
    <style:style style:name="P43" style:family="paragraph" style:parent-style-name="Standard">
      <style:paragraph-properties fo:line-height="150%"/>
      <style:text-properties fo:font-weight="normal" officeooo:rsid="009cf6ce" officeooo:paragraph-rsid="00a6e3dd" style:font-weight-asian="normal" style:font-weight-complex="normal"/>
    </style:style>
    <style:style style:name="P44" style:family="paragraph" style:parent-style-name="Standard">
      <style:paragraph-properties fo:line-height="150%"/>
      <style:text-properties fo:font-weight="normal" officeooo:rsid="009cf6ce" officeooo:paragraph-rsid="00a92d02" style:font-weight-asian="normal" style:font-weight-complex="normal"/>
    </style:style>
    <style:style style:name="P45" style:family="paragraph" style:parent-style-name="Standard">
      <style:paragraph-properties fo:line-height="150%"/>
      <style:text-properties fo:font-weight="normal" officeooo:rsid="009cf6ce" officeooo:paragraph-rsid="00a9f31f" style:font-weight-asian="normal" style:font-weight-complex="normal"/>
    </style:style>
    <style:style style:name="P46" style:family="paragraph" style:parent-style-name="Standard">
      <style:paragraph-properties fo:line-height="150%"/>
      <style:text-properties fo:font-weight="normal" officeooo:rsid="009cf6ce" officeooo:paragraph-rsid="00aa6114" style:font-weight-asian="normal" style:font-weight-complex="normal"/>
    </style:style>
    <style:style style:name="P47" style:family="paragraph" style:parent-style-name="Standard">
      <style:paragraph-properties fo:line-height="150%"/>
      <style:text-properties fo:font-weight="normal" officeooo:rsid="009cf6ce" officeooo:paragraph-rsid="00b247ca" style:font-weight-asian="normal" style:font-weight-complex="normal"/>
    </style:style>
    <style:style style:name="P48" style:family="paragraph" style:parent-style-name="Standard">
      <style:paragraph-properties fo:line-height="150%"/>
      <style:text-properties fo:font-weight="normal" officeooo:rsid="009cf6ce" officeooo:paragraph-rsid="00b4f065" style:font-weight-asian="normal" style:font-weight-complex="normal"/>
    </style:style>
    <style:style style:name="P49" style:family="paragraph" style:parent-style-name="Standard">
      <style:paragraph-properties fo:line-height="150%"/>
      <style:text-properties fo:font-weight="normal" officeooo:rsid="00a92d02" officeooo:paragraph-rsid="00ad8218" style:font-weight-asian="normal" style:font-weight-complex="normal"/>
    </style:style>
    <style:style style:name="P50" style:family="paragraph" style:parent-style-name="Standard">
      <style:paragraph-properties fo:line-height="150%"/>
      <style:text-properties fo:font-weight="normal" officeooo:rsid="00a92d02" officeooo:paragraph-rsid="00b247ca" style:font-weight-asian="normal" style:font-weight-complex="normal"/>
    </style:style>
    <style:style style:name="P51" style:family="paragraph" style:parent-style-name="Standard">
      <style:paragraph-properties fo:line-height="150%"/>
      <style:text-properties fo:font-weight="normal" officeooo:rsid="00a92d02" officeooo:paragraph-rsid="00b4f065" style:font-weight-asian="normal" style:font-weight-complex="normal"/>
    </style:style>
    <style:style style:name="P52" style:family="paragraph" style:parent-style-name="Standard">
      <style:paragraph-properties fo:line-height="150%"/>
      <style:text-properties fo:font-weight="normal" officeooo:rsid="00a92d02" officeooo:paragraph-rsid="00b5a71f" style:font-weight-asian="normal" style:font-weight-complex="normal"/>
    </style:style>
    <style:style style:name="P53" style:family="paragraph" style:parent-style-name="Standard">
      <style:paragraph-properties fo:line-height="150%"/>
      <style:text-properties fo:font-weight="normal" officeooo:rsid="00a92d02" officeooo:paragraph-rsid="00b7048b" style:font-weight-asian="normal" style:font-weight-complex="normal"/>
    </style:style>
    <style:style style:name="P54" style:family="paragraph" style:parent-style-name="Standard">
      <style:paragraph-properties fo:line-height="150%"/>
      <style:text-properties fo:font-weight="normal" officeooo:rsid="00a92d02" officeooo:paragraph-rsid="00b85b82" style:font-weight-asian="normal" style:font-weight-complex="normal"/>
    </style:style>
    <style:style style:name="P55" style:family="paragraph" style:parent-style-name="Standard">
      <style:paragraph-properties fo:line-height="150%"/>
      <style:text-properties fo:font-weight="normal" officeooo:rsid="00a92d02" officeooo:paragraph-rsid="00b8971f" style:font-weight-asian="normal" style:font-weight-complex="normal"/>
    </style:style>
    <style:style style:name="P56" style:family="paragraph" style:parent-style-name="Standard">
      <style:paragraph-properties fo:line-height="150%"/>
      <style:text-properties fo:font-weight="normal" officeooo:rsid="00a92d02" officeooo:paragraph-rsid="00b9837e" style:font-weight-asian="normal" style:font-weight-complex="normal"/>
    </style:style>
    <style:style style:name="P57" style:family="paragraph" style:parent-style-name="Standard">
      <style:paragraph-properties fo:line-height="150%"/>
      <style:text-properties fo:font-weight="normal" officeooo:rsid="00a92d02" officeooo:paragraph-rsid="00bc49db" style:font-weight-asian="normal" style:font-weight-complex="normal"/>
    </style:style>
    <style:style style:name="P58" style:family="paragraph" style:parent-style-name="Standard">
      <style:paragraph-properties fo:line-height="150%"/>
      <style:text-properties fo:font-weight="normal" officeooo:rsid="00c19ceb" officeooo:paragraph-rsid="00c19ceb" style:font-weight-asian="normal" style:font-weight-complex="normal"/>
    </style:style>
    <style:style style:name="P59" style:family="paragraph" style:parent-style-name="Standard">
      <style:paragraph-properties fo:line-height="150%"/>
      <style:text-properties fo:font-weight="normal" officeooo:rsid="00c19ceb" officeooo:paragraph-rsid="00c39aea" style:font-weight-asian="normal" style:font-weight-complex="normal"/>
    </style:style>
    <style:style style:name="P60" style:family="paragraph" style:parent-style-name="Standard">
      <style:paragraph-properties fo:line-height="150%"/>
      <style:text-properties fo:font-weight="normal" officeooo:rsid="00c19ceb" officeooo:paragraph-rsid="00cda630" style:font-weight-asian="normal" style:font-weight-complex="normal"/>
    </style:style>
    <style:style style:name="P61" style:family="paragraph" style:parent-style-name="Standard">
      <style:paragraph-properties fo:line-height="150%"/>
      <style:text-properties fo:font-weight="normal" officeooo:rsid="00c19ceb" officeooo:paragraph-rsid="010362a9" style:font-weight-asian="normal" style:font-weight-complex="normal"/>
    </style:style>
    <style:style style:name="P62" style:family="paragraph" style:parent-style-name="Standard">
      <style:paragraph-properties fo:line-height="150%"/>
      <style:text-properties fo:font-weight="normal" officeooo:rsid="0107015c" officeooo:paragraph-rsid="0107015c" style:font-weight-asian="normal" style:font-weight-complex="normal"/>
    </style:style>
    <style:style style:name="P63" style:family="paragraph" style:parent-style-name="Standard">
      <style:paragraph-properties fo:line-height="150%"/>
      <style:text-properties fo:font-weight="normal" officeooo:rsid="0112871d" officeooo:paragraph-rsid="0112871d" style:font-weight-asian="normal" style:font-weight-complex="normal"/>
    </style:style>
    <style:style style:name="P64" style:family="paragraph" style:parent-style-name="Standard">
      <style:paragraph-properties fo:line-height="150%"/>
      <style:text-properties fo:font-weight="normal" officeooo:rsid="0113e51a" officeooo:paragraph-rsid="0113e51a" style:font-weight-asian="normal" style:font-weight-complex="normal"/>
    </style:style>
    <style:style style:name="P65" style:family="paragraph" style:parent-style-name="Standard">
      <style:paragraph-properties fo:line-height="150%"/>
      <style:text-properties fo:font-weight="normal" officeooo:rsid="0113e51a" officeooo:paragraph-rsid="011825d2" style:font-weight-asian="normal" style:font-weight-complex="normal"/>
    </style:style>
    <style:style style:name="P66" style:family="paragraph" style:parent-style-name="Standard">
      <style:paragraph-properties fo:line-height="150%"/>
      <style:text-properties officeooo:rsid="002aea23" officeooo:paragraph-rsid="002aea23"/>
    </style:style>
    <style:style style:name="P67" style:family="paragraph" style:parent-style-name="Standard">
      <style:paragraph-properties fo:line-height="150%"/>
      <style:text-properties officeooo:rsid="002dfd21" officeooo:paragraph-rsid="002dfd21"/>
    </style:style>
    <style:style style:name="P68" style:family="paragraph" style:parent-style-name="Standard">
      <style:paragraph-properties fo:line-height="150%"/>
      <style:text-properties officeooo:rsid="003af42d" officeooo:paragraph-rsid="00467886"/>
    </style:style>
    <style:style style:name="P69" style:family="paragraph" style:parent-style-name="Standard">
      <style:paragraph-properties fo:line-height="150%"/>
      <style:text-properties officeooo:rsid="00467886" officeooo:paragraph-rsid="00467886"/>
    </style:style>
    <style:style style:name="P70" style:family="paragraph" style:parent-style-name="Standard">
      <style:paragraph-properties fo:line-height="150%"/>
      <style:text-properties officeooo:rsid="00467886" officeooo:paragraph-rsid="0054bac6"/>
    </style:style>
    <style:style style:name="P71" style:family="paragraph" style:parent-style-name="Standard">
      <style:paragraph-properties fo:line-height="150%"/>
      <style:text-properties fo:font-style="normal" officeooo:rsid="000e9af4" officeooo:paragraph-rsid="006879d8" style:font-style-asian="normal" style:font-style-complex="normal"/>
    </style:style>
    <style:style style:name="P72" style:family="paragraph" style:parent-style-name="Standard">
      <style:paragraph-properties fo:line-height="150%"/>
      <style:text-properties officeooo:rsid="008ca09e" officeooo:paragraph-rsid="008ca09e"/>
    </style:style>
    <style:style style:name="P73" style:family="paragraph" style:parent-style-name="Standard">
      <style:paragraph-properties fo:line-height="150%"/>
      <style:text-properties officeooo:rsid="0063a118" officeooo:paragraph-rsid="0063a118"/>
    </style:style>
    <style:style style:name="P74" style:family="paragraph" style:parent-style-name="Standard">
      <style:paragraph-properties fo:line-height="150%"/>
      <style:text-properties fo:font-style="italic" officeooo:paragraph-rsid="00d549b6" style:font-style-asian="italic" style:font-style-complex="italic"/>
    </style:style>
    <style:style style:name="P75" style:family="paragraph" style:parent-style-name="Standard">
      <style:paragraph-properties fo:line-height="150%"/>
      <style:text-properties officeooo:rsid="010259a7" officeooo:paragraph-rsid="010259a7"/>
    </style:style>
    <style:style style:name="P76" style:family="paragraph" style:parent-style-name="Standard">
      <style:paragraph-properties fo:line-height="150%"/>
      <style:text-properties officeooo:rsid="010e684a" officeooo:paragraph-rsid="010e684a"/>
    </style:style>
    <style:style style:name="P77" style:family="paragraph" style:parent-style-name="Standard">
      <style:paragraph-properties fo:line-height="150%"/>
      <style:text-properties officeooo:rsid="01100f5a" officeooo:paragraph-rsid="01100f5a"/>
    </style:style>
    <style:style style:name="P78" style:family="paragraph" style:parent-style-name="Standard">
      <style:paragraph-properties fo:line-height="150%"/>
      <style:text-properties officeooo:rsid="0110fa78" officeooo:paragraph-rsid="0110fa78"/>
    </style:style>
    <style:style style:name="P79" style:family="paragraph" style:parent-style-name="Standard">
      <style:paragraph-properties fo:line-height="150%"/>
      <style:text-properties officeooo:rsid="0112871d" officeooo:paragraph-rsid="0112871d"/>
    </style:style>
    <style:style style:name="P80" style:family="paragraph" style:parent-style-name="Standard">
      <style:paragraph-properties fo:line-height="150%"/>
      <style:text-properties officeooo:rsid="00f409d8" officeooo:paragraph-rsid="00f409d8"/>
    </style:style>
    <style:style style:name="P81" style:family="paragraph" style:parent-style-name="Standard">
      <style:paragraph-properties fo:line-height="150%"/>
      <style:text-properties officeooo:rsid="00f409d8" officeooo:paragraph-rsid="00f5f237"/>
    </style:style>
    <style:style style:name="P82" style:family="paragraph" style:parent-style-name="Standard">
      <style:paragraph-properties fo:line-height="150%"/>
      <style:text-properties officeooo:rsid="0027d0fd" officeooo:paragraph-rsid="010259a7"/>
    </style:style>
    <style:style style:name="P83" style:family="paragraph" style:parent-style-name="Standard">
      <style:paragraph-properties fo:line-height="150%"/>
      <style:text-properties officeooo:rsid="01032b2b" officeooo:paragraph-rsid="010259a7"/>
    </style:style>
    <style:style style:name="P84" style:family="paragraph" style:parent-style-name="Text_20_body">
      <style:paragraph-properties fo:line-height="150%"/>
      <style:text-properties officeooo:rsid="000e9af4" officeooo:paragraph-rsid="0024d60e"/>
    </style:style>
    <style:style style:name="P85" style:family="paragraph" style:parent-style-name="Text_20_body">
      <style:paragraph-properties fo:line-height="150%"/>
      <style:text-properties officeooo:paragraph-rsid="0024d60e"/>
    </style:style>
    <style:style style:name="P86" style:family="paragraph" style:parent-style-name="Standard">
      <style:paragraph-properties fo:line-height="150%"/>
      <style:text-properties fo:font-weight="bold" officeooo:rsid="007e98b4" officeooo:paragraph-rsid="0129cd81" style:font-weight-asian="bold" style:font-weight-complex="bold"/>
    </style:style>
    <style:style style:name="P87" style:family="paragraph" style:parent-style-name="Standard">
      <style:paragraph-properties fo:line-height="150%"/>
      <style:text-properties fo:font-weight="bold" officeooo:rsid="0129e3c7" officeooo:paragraph-rsid="0129cd81" style:font-weight-asian="bold" style:font-weight-complex="bold"/>
    </style:style>
    <style:style style:name="P88" style:family="paragraph" style:parent-style-name="Standard">
      <style:paragraph-properties fo:line-height="150%"/>
      <style:text-properties fo:font-weight="normal" officeooo:rsid="007e98b4" officeooo:paragraph-rsid="0129cd81" style:font-weight-asian="normal" style:font-weight-complex="normal"/>
    </style:style>
    <style:style style:name="P89" style:family="paragraph" style:parent-style-name="Standard">
      <style:paragraph-properties fo:line-height="150%"/>
      <style:text-properties fo:font-weight="normal" officeooo:rsid="012a87c8" officeooo:paragraph-rsid="012a87c8" style:font-weight-asian="normal" style:font-weight-complex="normal"/>
    </style:style>
    <style:style style:name="P90" style:family="paragraph" style:parent-style-name="Standard">
      <style:paragraph-properties fo:line-height="150%"/>
      <style:text-properties fo:font-weight="normal" officeooo:rsid="008ca09e" officeooo:paragraph-rsid="008ca09e" style:font-weight-asian="normal" style:font-weight-complex="normal"/>
    </style:style>
    <style:style style:name="P91" style:family="paragraph" style:parent-style-name="Standard">
      <style:paragraph-properties fo:line-height="150%"/>
      <style:text-properties fo:font-weight="normal" officeooo:rsid="008ca09e" officeooo:paragraph-rsid="00e0358e" style:font-weight-asian="normal" style:font-weight-complex="normal"/>
    </style:style>
    <style:style style:name="P92" style:family="paragraph" style:parent-style-name="Standard">
      <style:paragraph-properties fo:line-height="150%"/>
      <style:text-properties fo:font-weight="normal" officeooo:rsid="01447286" officeooo:paragraph-rsid="01453445" style:font-weight-asian="normal" style:font-weight-complex="normal"/>
    </style:style>
    <style:style style:name="P93" style:family="paragraph" style:parent-style-name="Standard">
      <style:paragraph-properties fo:line-height="150%"/>
      <style:text-properties fo:font-weight="normal" officeooo:rsid="005daf6b" officeooo:paragraph-rsid="008ca09e" style:font-weight-asian="normal" style:font-weight-complex="normal"/>
    </style:style>
    <style:style style:name="P94" style:family="paragraph" style:parent-style-name="Standard">
      <style:paragraph-properties fo:line-height="150%"/>
      <style:text-properties officeooo:paragraph-rsid="012a4446"/>
    </style:style>
    <style:style style:name="P95" style:family="paragraph" style:parent-style-name="Standard">
      <style:paragraph-properties fo:line-height="150%"/>
      <style:text-properties officeooo:paragraph-rsid="012fe680"/>
    </style:style>
    <style:style style:name="P96" style:family="paragraph" style:parent-style-name="Standard">
      <style:paragraph-properties fo:line-height="150%"/>
      <style:text-properties officeooo:paragraph-rsid="008096de"/>
    </style:style>
    <style:style style:name="P97" style:family="paragraph" style:parent-style-name="Standard">
      <style:paragraph-properties fo:line-height="150%"/>
      <style:text-properties officeooo:paragraph-rsid="010ab0d4"/>
    </style:style>
    <style:style style:name="P98" style:family="paragraph" style:parent-style-name="Standard">
      <style:paragraph-properties fo:line-height="150%"/>
      <style:text-properties officeooo:paragraph-rsid="0159cb8f"/>
    </style:style>
    <style:style style:name="P99" style:family="paragraph" style:parent-style-name="Standard">
      <style:paragraph-properties fo:line-height="150%"/>
      <style:text-properties style:use-window-font-color="true" style:font-name="FreeMono" fo:font-weight="normal" officeooo:rsid="012a87c8" officeooo:paragraph-rsid="012a87c8" style:font-weight-asian="normal" style:font-weight-complex="normal"/>
    </style:style>
    <style:style style:name="P100" style:family="paragraph" style:parent-style-name="Standard">
      <style:paragraph-properties fo:line-height="150%"/>
      <style:text-properties officeooo:rsid="01370273" officeooo:paragraph-rsid="01453445"/>
    </style:style>
    <style:style style:name="P101" style:family="paragraph" style:parent-style-name="Standard">
      <style:paragraph-properties fo:line-height="150%"/>
      <style:text-properties officeooo:rsid="01370273" officeooo:paragraph-rsid="0159cb8f"/>
    </style:style>
    <style:style style:name="P102" style:family="paragraph" style:parent-style-name="Standard">
      <style:paragraph-properties fo:line-height="150%"/>
      <style:text-properties officeooo:rsid="01370273" officeooo:paragraph-rsid="015dab36"/>
    </style:style>
    <style:style style:name="P103" style:family="paragraph" style:parent-style-name="Standard">
      <style:paragraph-properties fo:line-height="150%"/>
      <style:text-properties officeooo:rsid="000e9af4" officeooo:paragraph-rsid="013a7186"/>
    </style:style>
    <style:style style:name="P104" style:family="paragraph" style:parent-style-name="Standard">
      <style:paragraph-properties fo:line-height="150%"/>
      <style:text-properties officeooo:rsid="000e9af4" officeooo:paragraph-rsid="000e9af4"/>
    </style:style>
    <style:style style:name="P105" style:family="paragraph" style:parent-style-name="Standard">
      <style:paragraph-properties fo:line-height="150%"/>
      <style:text-properties officeooo:rsid="000e9af4" officeooo:paragraph-rsid="01453445"/>
    </style:style>
    <style:style style:name="P106" style:family="paragraph" style:parent-style-name="Standard">
      <style:paragraph-properties fo:line-height="150%"/>
      <style:text-properties officeooo:rsid="0141bd86" officeooo:paragraph-rsid="01453445"/>
    </style:style>
    <style:style style:name="P107" style:family="paragraph" style:parent-style-name="Standard">
      <style:paragraph-properties fo:line-height="150%" fo:text-align="center" style:justify-single-word="false"/>
      <style:text-properties style:font-name="DejaVu Sans" fo:font-weight="bold" officeooo:rsid="0141bd86" officeooo:paragraph-rsid="01453445" style:font-weight-asian="bold" style:font-weight-complex="bold"/>
    </style:style>
    <style:style style:name="P108" style:family="paragraph" style:parent-style-name="Standard">
      <style:paragraph-properties fo:line-height="150%"/>
      <style:text-properties officeooo:rsid="0063a118" officeooo:paragraph-rsid="0063a118"/>
    </style:style>
    <style:style style:name="P10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line-height="150%" fo:text-align="center"/>
      <style:text-properties style:font-name="DejaVu Sans" fo:font-size="12pt" fo:font-weight="bold" style:font-weight-asian="bold" style:font-weight-complex="bold"/>
    </style:style>
    <style:style style:name="P111" style:family="paragraph">
      <loext:graphic-properties draw:fill="none" draw:fill-color="#ffffff"/>
      <style:paragraph-properties fo:line-height="150%" fo:text-align="center"/>
      <style:text-properties style:font-name="DejaVu Sans" fo:font-size="12pt" fo:font-weight="bold" style:font-weight-asian="bold" style:font-weight-complex="bold"/>
    </style:style>
    <style:style style:name="T1" style:family="text">
      <style:text-properties officeooo:rsid="000ca39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e0f14" style:font-weight-asian="normal" style:font-weight-complex="normal"/>
    </style:style>
    <style:style style:name="T4" style:family="text">
      <style:text-properties fo:font-weight="normal" officeooo:rsid="008dd9df" style:font-weight-asian="normal" style:font-weight-complex="normal"/>
    </style:style>
    <style:style style:name="T5" style:family="text">
      <style:text-properties fo:font-weight="normal" officeooo:rsid="00a92d02" style:font-weight-asian="normal" style:font-weight-complex="normal"/>
    </style:style>
    <style:style style:name="T6" style:family="text">
      <style:text-properties fo:font-weight="normal" officeooo:rsid="00d2a9fb" style:font-weight-asian="normal" style:font-weight-complex="normal"/>
    </style:style>
    <style:style style:name="T7" style:family="text">
      <style:text-properties fo:font-weight="normal" officeooo:rsid="00b85b82" style:font-weight-asian="normal" style:font-weight-complex="normal"/>
    </style:style>
    <style:style style:name="T8" style:family="text">
      <style:text-properties fo:font-weight="normal" officeooo:rsid="00d49dbd" style:font-weight-asian="normal" style:font-weight-complex="normal"/>
    </style:style>
    <style:style style:name="T9" style:family="text">
      <style:text-properties fo:font-weight="normal" officeooo:rsid="00d549b6" style:font-weight-asian="normal" style:font-weight-complex="normal"/>
    </style:style>
    <style:style style:name="T10" style:family="text">
      <style:text-properties fo:font-weight="normal" officeooo:rsid="00e60229" style:font-weight-asian="normal" style:font-weight-complex="normal"/>
    </style:style>
    <style:style style:name="T11" style:family="text">
      <style:text-properties fo:font-weight="normal" officeooo:rsid="00e6ddc8" style:font-weight-asian="normal" style:font-weight-complex="normal"/>
    </style:style>
    <style:style style:name="T12" style:family="text">
      <style:text-properties fo:font-weight="normal" officeooo:rsid="00e83eeb" style:font-weight-asian="normal" style:font-weight-complex="normal"/>
    </style:style>
    <style:style style:name="T13" style:family="text">
      <style:text-properties fo:font-weight="normal" officeooo:rsid="00ea841a" style:font-weight-asian="normal" style:font-weight-complex="normal"/>
    </style:style>
    <style:style style:name="T14" style:family="text">
      <style:text-properties fo:font-weight="normal" officeooo:rsid="00f953b8" style:font-weight-asian="normal" style:font-weight-complex="normal"/>
    </style:style>
    <style:style style:name="T15" style:family="text">
      <style:text-properties fo:font-weight="normal" officeooo:rsid="00faff33" style:font-weight-asian="normal" style:font-weight-complex="normal"/>
    </style:style>
    <style:style style:name="T16" style:family="text">
      <style:text-properties fo:font-weight="normal" officeooo:rsid="0112871d" style:font-weight-asian="normal" style:font-weight-complex="normal"/>
    </style:style>
    <style:style style:name="T17" style:family="text">
      <style:text-properties fo:font-weight="normal" officeooo:rsid="0113e51a" style:font-weight-asian="normal" style:font-weight-complex="normal"/>
    </style:style>
    <style:style style:name="T18" style:family="text">
      <style:text-properties fo:font-weight="normal" officeooo:rsid="015061e7" style:font-weight-asian="normal" style:font-weight-complex="normal"/>
    </style:style>
    <style:style style:name="T19" style:family="text">
      <style:text-properties fo:font-weight="normal" officeooo:rsid="0152b4d8" style:font-weight-asian="normal" style:font-weight-complex="normal"/>
    </style:style>
    <style:style style:name="T20" style:family="text">
      <style:text-properties fo:font-weight="normal" officeooo:rsid="015805fb" style:font-weight-asian="normal" style:font-weight-complex="normal"/>
    </style:style>
    <style:style style:name="T21" style:family="text">
      <style:text-properties fo:font-weight="normal" officeooo:rsid="0159cb8f" style:font-weight-asian="normal" style:font-weight-complex="normal"/>
    </style:style>
    <style:style style:name="T22" style:family="text">
      <style:text-properties fo:font-weight="normal" officeooo:rsid="0160df3e" style:font-weight-asian="normal" style:font-weight-complex="normal"/>
    </style:style>
    <style:style style:name="T23" style:family="text">
      <style:text-properties officeooo:rsid="000dd95e"/>
    </style:style>
    <style:style style:name="T24" style:family="text">
      <style:text-properties officeooo:rsid="000e9af4"/>
    </style:style>
    <style:style style:name="T25" style:family="text">
      <style:text-properties officeooo:rsid="0010154a"/>
    </style:style>
    <style:style style:name="T26" style:family="text">
      <style:text-properties officeooo:rsid="001101da"/>
    </style:style>
    <style:style style:name="T27" style:family="text">
      <style:text-properties officeooo:rsid="001b6474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8096de" style:font-weight-asian="bold" style:font-weight-complex="bold"/>
    </style:style>
    <style:style style:name="T30" style:family="text">
      <style:text-properties fo:font-weight="bold" officeooo:rsid="00a22f1c" style:font-weight-asian="bold" style:font-weight-complex="bold"/>
    </style:style>
    <style:style style:name="T31" style:family="text">
      <style:text-properties fo:font-weight="bold" officeooo:rsid="00c06be3" style:font-weight-asian="bold" style:font-weight-complex="bold"/>
    </style:style>
    <style:style style:name="T32" style:family="text">
      <style:text-properties fo:font-weight="bold" officeooo:rsid="00c56c06" style:font-weight-asian="bold" style:font-weight-complex="bold"/>
    </style:style>
    <style:style style:name="T33" style:family="text">
      <style:text-properties fo:font-weight="bold" officeooo:rsid="00c39aea" style:font-weight-asian="bold" style:font-weight-complex="bold"/>
    </style:style>
    <style:style style:name="T34" style:family="text">
      <style:text-properties fo:font-weight="bold" officeooo:rsid="00c6e5cb" style:font-weight-asian="bold" style:font-weight-complex="bold"/>
    </style:style>
    <style:style style:name="T35" style:family="text">
      <style:text-properties fo:font-weight="bold" officeooo:rsid="00c8c1cf" style:font-weight-asian="bold" style:font-weight-complex="bold"/>
    </style:style>
    <style:style style:name="T36" style:family="text">
      <style:text-properties fo:font-weight="bold" officeooo:rsid="00d2a9fb" style:font-weight-asian="bold" style:font-weight-complex="bold"/>
    </style:style>
    <style:style style:name="T37" style:family="text">
      <style:text-properties fo:font-weight="bold" officeooo:rsid="008ca09e" style:font-weight-asian="bold" style:font-weight-complex="bold"/>
    </style:style>
    <style:style style:name="T38" style:family="text">
      <style:text-properties fo:font-weight="bold" officeooo:rsid="01033c07" style:font-weight-asian="bold" style:font-weight-complex="bold"/>
    </style:style>
    <style:style style:name="T39" style:family="text">
      <style:text-properties fo:font-weight="bold" officeooo:rsid="013a7186" style:font-weight-asian="bold" style:font-weight-complex="bold"/>
    </style:style>
    <style:style style:name="T40" style:family="text">
      <style:text-properties fo:font-weight="bold" officeooo:rsid="0143643b" style:font-weight-asian="bold" style:font-weight-complex="bold"/>
    </style:style>
    <style:style style:name="T41" style:family="text">
      <style:text-properties fo:font-weight="bold" officeooo:rsid="0092315b" style:font-weight-asian="bold" style:font-weight-complex="bold"/>
    </style:style>
    <style:style style:name="T42" style:family="text">
      <style:text-properties officeooo:rsid="0028ec7c"/>
    </style:style>
    <style:style style:name="T43" style:family="text">
      <style:text-properties officeooo:rsid="002f7af4"/>
    </style:style>
    <style:style style:name="T44" style:family="text">
      <style:text-properties officeooo:rsid="00396861"/>
    </style:style>
    <style:style style:name="T45" style:family="text">
      <style:text-properties officeooo:rsid="0047e90b"/>
    </style:style>
    <style:style style:name="T46" style:family="text">
      <style:text-properties officeooo:rsid="005371a1"/>
    </style:style>
    <style:style style:name="T47" style:family="text">
      <style:text-properties officeooo:rsid="00557f7d"/>
    </style:style>
    <style:style style:name="T48" style:family="text">
      <style:text-properties officeooo:rsid="0066c376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12849c" style:font-style-asian="normal" style:font-style-complex="normal"/>
    </style:style>
    <style:style style:name="T51" style:family="text">
      <style:text-properties fo:font-style="normal" officeooo:rsid="00151725" style:font-style-asian="normal" style:font-style-complex="normal"/>
    </style:style>
    <style:style style:name="T52" style:family="text">
      <style:text-properties fo:font-style="normal" officeooo:rsid="000e9af4" style:font-style-asian="normal" style:font-style-complex="normal"/>
    </style:style>
    <style:style style:name="T53" style:family="text">
      <style:text-properties fo:font-style="normal" officeooo:rsid="006e0f14" style:font-style-asian="normal" style:font-style-complex="normal"/>
    </style:style>
    <style:style style:name="T54" style:family="text">
      <style:text-properties fo:font-style="normal" officeooo:rsid="0070998c" style:font-style-asian="normal" style:font-style-complex="normal"/>
    </style:style>
    <style:style style:name="T55" style:family="text">
      <style:text-properties fo:font-style="normal" officeooo:rsid="0070fcf1" style:font-style-asian="normal" style:font-style-complex="normal"/>
    </style:style>
    <style:style style:name="T56" style:family="text">
      <style:text-properties fo:font-style="normal" officeooo:rsid="0072f911" style:font-style-asian="normal" style:font-style-complex="normal"/>
    </style:style>
    <style:style style:name="T57" style:family="text">
      <style:text-properties fo:font-style="normal" officeooo:rsid="0073bbd6" style:font-style-asian="normal" style:font-style-complex="normal"/>
    </style:style>
    <style:style style:name="T58" style:family="text">
      <style:text-properties fo:font-style="normal" officeooo:rsid="007b4146" style:font-style-asian="normal" style:font-style-complex="normal"/>
    </style:style>
    <style:style style:name="T59" style:family="text">
      <style:text-properties officeooo:rsid="008096de"/>
    </style:style>
    <style:style style:name="T60" style:family="text">
      <style:text-properties officeooo:rsid="00839dd0"/>
    </style:style>
    <style:style style:name="T61" style:family="text">
      <style:text-properties fo:font-style="italic" officeooo:rsid="00839dd0" style:font-style-asian="italic" style:font-style-complex="italic"/>
    </style:style>
    <style:style style:name="T62" style:family="text">
      <style:text-properties officeooo:rsid="008dd9df"/>
    </style:style>
    <style:style style:name="T63" style:family="text">
      <style:text-properties officeooo:rsid="0092315b"/>
    </style:style>
    <style:style style:name="T64" style:family="text">
      <style:text-properties officeooo:rsid="009568f4"/>
    </style:style>
    <style:style style:name="T65" style:family="text">
      <style:text-properties officeooo:rsid="0097d94d"/>
    </style:style>
    <style:style style:name="T66" style:family="text">
      <style:text-properties officeooo:rsid="009e6fe3"/>
    </style:style>
    <style:style style:name="T67" style:family="text">
      <style:text-properties officeooo:rsid="009fd533"/>
    </style:style>
    <style:style style:name="T68" style:family="text">
      <style:text-properties officeooo:rsid="00a01041"/>
    </style:style>
    <style:style style:name="T69" style:family="text">
      <style:text-properties officeooo:rsid="00a17d83"/>
    </style:style>
    <style:style style:name="T70" style:family="text">
      <style:text-properties officeooo:rsid="00a22f1c"/>
    </style:style>
    <style:style style:name="T71" style:family="text">
      <style:text-properties officeooo:rsid="00a45343"/>
    </style:style>
    <style:style style:name="T72" style:family="text">
      <style:text-properties officeooo:rsid="00a92d02"/>
    </style:style>
    <style:style style:name="T73" style:family="text">
      <style:text-properties officeooo:rsid="00ace888"/>
    </style:style>
    <style:style style:name="T74" style:family="text">
      <style:text-properties officeooo:rsid="00b247ca"/>
    </style:style>
    <style:style style:name="T75" style:family="text">
      <style:text-properties officeooo:rsid="00b4f065"/>
    </style:style>
    <style:style style:name="T76" style:family="text">
      <style:text-properties officeooo:rsid="00b7048b"/>
    </style:style>
    <style:style style:name="T77" style:family="text">
      <style:text-properties officeooo:rsid="00b85b82"/>
    </style:style>
    <style:style style:name="T78" style:family="text">
      <style:text-properties officeooo:rsid="00c06be3"/>
    </style:style>
    <style:style style:name="T79" style:family="text">
      <style:text-properties officeooo:rsid="00c39aea"/>
    </style:style>
    <style:style style:name="T80" style:family="text">
      <style:text-properties officeooo:rsid="00c9e1d9"/>
    </style:style>
    <style:style style:name="T81" style:family="text">
      <style:text-properties officeooo:rsid="00cb6ab4"/>
    </style:style>
    <style:style style:name="T82" style:family="text">
      <style:text-properties fo:language="en" fo:country="US"/>
    </style:style>
    <style:style style:name="T83" style:family="text">
      <style:text-properties fo:language="en" fo:country="US" officeooo:rsid="00e4ac8f"/>
    </style:style>
    <style:style style:name="T84" style:family="text">
      <style:text-properties fo:language="en" fo:country="US" officeooo:rsid="00ea841a"/>
    </style:style>
    <style:style style:name="T85" style:family="text">
      <style:text-properties fo:language="en" fo:country="US" officeooo:rsid="00ec79d6"/>
    </style:style>
    <style:style style:name="T86" style:family="text">
      <style:text-properties fo:language="en" fo:country="US" officeooo:rsid="00ed109b"/>
    </style:style>
    <style:style style:name="T87" style:family="text">
      <style:text-properties fo:language="en" fo:country="US" fo:font-weight="normal" officeooo:rsid="008dd9df" style:font-weight-asian="normal" style:font-weight-complex="normal"/>
    </style:style>
    <style:style style:name="T88" style:family="text">
      <style:text-properties fo:language="en" fo:country="US" fo:font-weight="normal" officeooo:rsid="00ea841a" style:font-weight-asian="normal" style:font-weight-complex="normal"/>
    </style:style>
    <style:style style:name="T89" style:family="text">
      <style:text-properties fo:language="en" fo:country="US" fo:font-weight="normal" officeooo:rsid="00e4ac8f" style:font-weight-asian="normal" style:font-weight-complex="normal"/>
    </style:style>
    <style:style style:name="T90" style:family="text">
      <style:text-properties fo:language="en" fo:country="US" fo:font-weight="normal" officeooo:rsid="00fdd94d" style:font-weight-asian="normal" style:font-weight-complex="normal"/>
    </style:style>
    <style:style style:name="T91" style:family="text">
      <style:text-properties fo:language="en" fo:country="US" fo:font-weight="normal" officeooo:rsid="00ed109b" style:font-weight-asian="normal" style:font-weight-complex="normal"/>
    </style:style>
    <style:style style:name="T92" style:family="text">
      <style:text-properties fo:language="en" fo:country="US" fo:font-weight="normal" officeooo:rsid="00ec79d6" style:font-weight-asian="normal" style:font-weight-complex="normal"/>
    </style:style>
    <style:style style:name="T93" style:family="text">
      <style:text-properties fo:language="en" fo:country="US" fo:font-weight="normal" officeooo:rsid="015805fb" style:font-weight-asian="normal" style:font-weight-complex="normal"/>
    </style:style>
    <style:style style:name="T94" style:family="text">
      <style:text-properties fo:language="en" fo:country="US" officeooo:rsid="00fdd94d"/>
    </style:style>
    <style:style style:name="T95" style:family="text">
      <style:text-properties fo:language="en" fo:country="US" officeooo:rsid="0110fa78"/>
    </style:style>
    <style:style style:name="T96" style:family="text">
      <style:text-properties officeooo:rsid="01009e24"/>
    </style:style>
    <style:style style:name="T97" style:family="text">
      <style:text-properties officeooo:rsid="0027d0fd"/>
    </style:style>
    <style:style style:name="T98" style:family="text">
      <style:text-properties officeooo:rsid="010889ea"/>
    </style:style>
    <style:style style:name="T99" style:family="text">
      <style:text-properties officeooo:rsid="01100f5a"/>
    </style:style>
    <style:style style:name="T100" style:family="text">
      <style:text-properties officeooo:rsid="0110fa78"/>
    </style:style>
    <style:style style:name="T101" style:family="text">
      <style:text-properties officeooo:rsid="0112871d"/>
    </style:style>
    <style:style style:name="T102" style:family="text">
      <style:text-properties officeooo:rsid="0115a54e"/>
    </style:style>
    <style:style style:name="T103" style:family="text">
      <style:text-properties officeooo:rsid="0119f59d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style:font-name="FreeMono"/>
    </style:style>
    <style:style style:name="T106" style:family="text">
      <style:text-properties officeooo:rsid="012c8356"/>
    </style:style>
    <style:style style:name="T107" style:family="text">
      <style:text-properties officeooo:rsid="0134e52e"/>
    </style:style>
    <style:style style:name="T108" style:family="text">
      <style:text-properties officeooo:rsid="01374647"/>
    </style:style>
    <style:style style:name="T109" style:family="text">
      <style:text-properties officeooo:rsid="0143643b"/>
    </style:style>
    <style:style style:name="T110" style:family="text">
      <style:text-properties officeooo:rsid="0144711b"/>
    </style:style>
    <style:style style:name="T111" style:family="text">
      <style:text-properties officeooo:rsid="0144711b" fo:background-color="#ffff00" loext:char-shading-value="0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ptoVar USER’<text:span text:style-name="T27">S</text:span> MANUAL</text:p>
      <text:p text:style-name="P12"/>
      <text:p text:style-name="P2">O<text:span text:style-name="T44">VERVIEW</text:span></text:p>
      <text:p text:style-name="P2"/>
      <text:p text:style-name="P95">PeptoVar <text:span text:style-name="T1">(</text:span><text:span text:style-name="Strong_20_Emphasis"><text:span text:style-name="T1">Pept</text:span></text:span><text:span text:style-name="T1">ides </text:span><text:span text:style-name="Strong_20_Emphasis"><text:span text:style-name="T1">o</text:span></text:span><text:span text:style-name="T1">f </text:span><text:span text:style-name="Strong_20_Emphasis"><text:span text:style-name="T1">Var</text:span></text:span><text:span text:style-name="T1">iations) </text:span>is a <text:span text:style-name="T27">pure Python3 </text:span>program for personalization of protein coding genes, and <text:span text:style-name="T23">population-wide </text:span>peptidome generation. PeptoVar <text:span text:style-name="T60">can be used for </text:span><text:span text:style-name="T61">in-silico</text:span><text:span text:style-name="T60"> prediction of new minor histocompatibility antigen (MiHa), simulation of stem sells transplantation or as peptide database generator for shotgun proteomic (Fig. 1).</text:span></text:p>
      <text:p text:style-name="P17"><draw:frame text:anchor-type="paragraph" draw:z-index="4" draw:name="Shape1" draw:style-name="gr3" draw:text-style-name="P109" svg:width="5.7303in" svg:height="3.5004in" svg:x="0.3937in" svg:y="0.3909in"><draw:image xlink:href="Pictures/200005EF0000BE930000744FA359778E6E5E9503.svm" xlink:type="simple" xlink:show="embed" xlink:actuate="onLoad"><text:p/></draw:image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pan text:style-name="T29">Fig. 1</text:span><text:span text:style-name="T59"> The variant of a pipeline for peptidome generation and MiHa prediction.</text:span></text:p>
      <text:p text:style-name="P18"/>
      <text:p text:style-name="P18"/>
      <text:p text:style-name="P18"/>
      <text:p text:style-name="P22"><text:span text:style-name="T41">F</text:span><text:span text:style-name="T28">eatures</text:span>:</text:p>
      <text:p text:style-name="P22">- generate peptides for combinations of genome variations in the population</text:p>
      <text:p text:style-name="P22">- make personalized peptidomes for selected samples (useful for data like 1000 Genome project) </text:p>
      <text:p text:style-name="P22">- select unique peptides for the pair of samples (useful for simulation of the stem cell transplantation)</text:p>
      <text:p text:style-name="P22">- determine variation translation dependencies</text:p>
      <text:p text:style-name="P22">- classify variations (synonymous / non-synonymous) according to translation dependencies</text:p>
      <text:p text:style-name="P22">- treat unphased variation data</text:p>
      <text:p text:style-name="P24"><text:soft-page-break/><text:span text:style-name="T28">Input data</text:span>:</text:p>
      <text:p text:style-name="P24">- genome annotation</text:p>
      <text:p text:style-name="P24">- set of <text:span text:style-name="T107">genomic </text:span>variations</text:p>
      <text:p text:style-name="P3"/>
      <text:p text:style-name="P5">R<text:span text:style-name="T44">EQUIREMENTS</text:span></text:p>
      <text:p text:style-name="P5"/>
      <text:p text:style-name="P29">Platforms:</text:p>
      <text:p text:style-name="P29">Linux, Mac OS</text:p>
      <text:p text:style-name="P29"/>
      <text:p text:style-name="P28">Dependencies:</text:p>
      <text:p text:style-name="P80">python &gt;= 3.5 </text:p>
      <text:p text:style-name="P81">pysam module &gt;= 0.11.2.2</text:p>
      <text:p text:style-name="P28"/>
      <text:p text:style-name="P6">INSTALLATION</text:p>
      <text:p text:style-name="P4"/>
      <text:p text:style-name="P30">1) install pysam module <text:span text:style-name="T96">with pip</text:span>:</text:p>
      <text:p text:style-name="P31"><text:tab/><text:span text:style-name="T43">pip3 install pysam</text:span></text:p>
      <text:p text:style-name="P31"/>
      <text:p text:style-name="P20"><text:span text:style-name="T97">2) download latest stable PeptoVar build from the project release page: <text:tab/></text:span><text:a xlink:type="simple" xlink:href="https://github.com/DMalko/PeptoVar/releases/latest" text:style-name="Internet_20_link" text:visited-style-name="Visited_20_Internet_20_Link"><text:span text:style-name="T97">https://github.com/DMalko/PeptoVar/releases/latest</text:span></text:a></text:p>
      <text:p text:style-name="P82"><text:tab/>and unzip the archive</text:p>
      <text:p text:style-name="P83">or clone PeptoVar using git:</text:p>
      <text:p text:style-name="P75"><text:span text:style-name="T42"><text:tab/>git clone </text:span><text:a xlink:type="simple" xlink:href="https://github.com/DMalko/PeptoVar" text:style-name="Internet_20_link" text:visited-style-name="Visited_20_Internet_20_Link"><text:span text:style-name="T42">https://github.com/DMalko/PeptoVar</text:span></text:a></text:p>
      <text:p text:style-name="P13"/>
      <text:p text:style-name="P67">3) add resulting folder to your ``PATH`` variable</text:p>
      <text:p text:style-name="P67">or add symbolic link for ``PeptoVar`` script to your ``bin`` folder</text:p>
      <text:p text:style-name="P67">or use PeptoVar directly by specifying full path to the executable script</text:p>
      <text:p text:style-name="P66"/>
      <text:p text:style-name="P7">USAGE</text:p>
      <text:p text:style-name="P68"/>
      <text:p text:style-name="P69">PeptoVar.py [-h] [-gff file.gff] [-fasta file.fasta] [-vcf file.vcf.gz]</text:p>
      <text:p text:style-name="P70"><text:s text:c="19"/>[-tmpdir dirpath] [-samples sample_name1 [sample_name2]]</text:p>
      <text:p text:style-name="P69"><text:s text:c="19"/>[-minaf THRESHOLD] [-var all | used] [-nopt]</text:p>
      <text:p text:style-name="P69"><text:s text:c="19"/>[-peptlen LENGTH1 [LENGTH<text:span text:style-name="T45">2</text:span> ...]] [-outdir dirpath]</text:p>
      <text:p text:style-name="P69"><text:s text:c="19"/>[-indir dirpath] [-trnlist transcriptID [transcriptID ...]] [-trnfile transcriptID.txt]</text:p>
      <text:p text:style-name="P22"><text:soft-page-break/></text:p>
      <text:p text:style-name="P25">-<text:span text:style-name="T46">h <text:s text:c="2"/>show this help message and exit</text:span></text:p>
      <text:p text:style-name="P22">-gff <text:s text:c="3"/>GFF input file</text:p>
      <text:p text:style-name="P22">-fasta <text:s text:c="3"/>FASTA input file <text:span text:style-name="T64">(use if GFF file has no sequences)</text:span></text:p>
      <text:p text:style-name="P27">-vcf <text:s text:c="3"/>VCF input file (requirements see in INPUT FILE FORMAT paragraph) </text:p>
      <text:p text:style-name="P27">-tmpdir <text:s text:c="3"/>TEMP directory</text:p>
      <text:p text:style-name="P22">-samples <text:s text:c="3"/><text:span text:style-name="T26">a </text:span>sample name or <text:span text:style-name="T26">a </text:span>pair of names in VCF file; for two samples (donor/<text:span text:style-name="T25">patient</text:span>) only unique peptides will be represented</text:p>
      <text:p text:style-name="P103">-minaf <text:s text:c="3"/>allele frequency (AF) threshold; alleles with AF &lt; THRESHOLD will be ignored (AF=0 will be set for alleles with no <text:span text:style-name="T25">AF </text:span>data) <text:span text:style-name="T39">NOTE: very low value of <text:s/></text:span><text:span text:style-name="T28">THRESHOLD</text:span><text:span text:style-name="T39"> or ignoring </text:span><text:span text:style-name="T28">-minaf </text:span><text:span text:style-name="T39">at all can cause high memory usage and increasing computational time</text:span></text:p>
      <text:p text:style-name="P22">-var <text:span text:style-name="T25">(</text:span>all | used<text:span text:style-name="T25">)</text:span> <text:s text:c="3"/>save translated polymorphisms (all or only used to make peptides)</text:p>
      <text:p text:style-name="P14"><text:span text:style-name="T24">-nopt <text:s text:c="3"/>do not use optimization, <text:s/></text:span>i.e. <text:span text:style-name="T47">all alleles of synonymous variations will be</text:span> <text:span text:style-name="T47">used (may cause high CPU load and memory usage)</text:span></text:p>
      <text:p text:style-name="P22">-peptlen <text:s text:c="3"/>lengths of peptides (0 - full-length proteins)</text:p>
      <text:p text:style-name="P22">-outdir <text:s text:c="3"/>output directory (will be created if not exists, defaul<text:span text:style-name="T25">t: </text:span>./output)</text:p>
      <text:p text:style-name="P26">-indir <text:s text:c="3"/>input directory for files *.vcf.gz, *.vcf.gz.tbi, *.gff and *.fasta <text:span text:style-name="T25">(</text:span>if no sequences in GFF file<text:span text:style-name="T25">)</text:span>; the files MUST have the same name for each locus (chromosome)</text:p>
      <text:p text:style-name="P23">-trnlist <text:s text:c="3"/>list of transcriptID for processing</text:p>
      <text:p text:style-name="P22">-trnfile <text:s text:c="3"/>one column text file with the transcriptID list for processing</text:p>
      <text:p text:style-name="P22"/>
      <text:p text:style-name="P22"/>
      <text:p text:style-name="P22"/>
      <text:p text:style-name="P9"><text:span text:style-name="T48">IN</text:span>PUT FILE FORMATS</text:p>
      <text:p text:style-name="P9"/>
      <text:p text:style-name="P15"><text:span text:style-name="T3">PeptoVar uses genome annotation data in </text:span><text:span text:style-name="T52">GFF3 format </text:span><text:span text:style-name="T51">(</text:span><text:a xlink:type="simple" xlink:href="http://gmod.org/wiki/GFF3" text:style-name="Internet_20_link" text:visited-style-name="Visited_20_Internet_20_Link"><text:span text:style-name="T51">http://gmod.org/wiki/GFF3</text:span></text:a><text:span text:style-name="T51">). Note that </text:span><text:span text:style-name="T54">o</text:span><text:span text:style-name="T53">nly records with CDS type are processed and grouped by </text:span><text:span text:style-name="T49">Parent identifiers</text:span><text:span text:style-name="T53">.</text:span></text:p>
      <text:p text:style-name="P71"/>
      <text:p text:style-name="P16"><text:span text:style-name="T52">VCF files </text:span><text:span text:style-name="T55">with genetic variation</text:span><text:span text:style-name="T56"> </text:span><text:span text:style-name="T57">data </text:span><text:span text:style-name="T52">must be compressed with bgzip </text:span><text:span text:style-name="T50">(b</text:span><text:span text:style-name="T52">lock compression/decompression utility</text:span><text:span text:style-name="T50">) and indexed with </text:span><text:span text:style-name="T52">tabix </text:span><text:span text:style-name="T50">(g</text:span><text:span text:style-name="T52">eneric indexer for TAB-delimited genome position files</text:span><text:span text:style-name="T50">). </text:span><text:span text:style-name="T58">The b</text:span><text:span text:style-name="T50">oth utilities are parts of </text:span><text:span text:style-name="T52">Samtools - a suite of programs for interacting with high-throughput sequencing data </text:span><text:span text:style-name="T50">(</text:span><text:a xlink:type="simple" xlink:href="http://www.htslib.org/" text:style-name="Internet_20_link" text:visited-style-name="Visited_20_Internet_20_Link"><text:span text:style-name="T50">http://www.htslib.org</text:span></text:a><text:span text:style-name="T50">)</text:span><text:span text:style-name="T52">.</text:span></text:p>
      <text:p text:style-name="P22"/>
      <text:p text:style-name="P22"/>
      <text:p text:style-name="P22"/>
      <text:p text:style-name="P73"><text:soft-page-break/><text:span text:style-name="T28">OUTPUT FILE FORMATS</text:span></text:p>
      <text:p text:style-name="P8"/>
      <text:p text:style-name="P34">PeptoVar creates <text:span text:style-name="T65">four files in CSV format (TAB-</text:span><text:span text:style-name="T52">delimited</text:span><text:span text:style-name="T65">) with a header in the output directory: the file for peptides (if -peptlen option has a value more than 0), the file for proteins (if -peptlen option has 0 value), the file for polymorphisms (if -var option is utilized) and the file for warnings.</text:span></text:p>
      <text:p text:style-name="P8"/>
      <text:p text:style-name="P37"><text:span text:style-name="T30">Data fields in the file for peptides </text:span><text:span text:style-name="T35">(sample_name.pept.csv)</text:span><text:span text:style-name="T70">:</text:span></text:p>
      <text:p text:style-name="P38">chrom – <text:span text:style-name="T66">chromosome number (or locus name)</text:span></text:p>
      <text:p text:style-name="P38">transcript_id – <text:span text:style-name="T66">transcript ID</text:span></text:p>
      <text:p text:style-name="P38">sample – <text:span text:style-name="T66">sample name</text:span></text:p>
      <text:p text:style-name="P38">sample_allele1 – <text:span text:style-name="T66">sample allele 1 (‘0’ - not in allele 1; ‘1’ - in allele 1)</text:span></text:p>
      <text:p text:style-name="P39">sample_allele2 – <text:span text:style-name="T66">sample allele 2 (‘0’ - not in allele 2; ‘1’ - in allele 2)</text:span></text:p>
      <text:p text:style-name="P38">beg – <text:span text:style-name="T66">start genome position of the peptide (peptide shadow position, see Fig.4)</text:span></text:p>
      <text:p text:style-name="P42">end – <text:span text:style-name="T66">end genome position of the peptide (peptide shadow position, see Fig.4)</text:span></text:p>
      <text:p text:style-name="P40"><text:span text:style-name="T67">upstream_</text:span>fshifts – <text:span text:style-name="T67">frame shifts in upstream of the peptide</text:span></text:p>
      <text:p text:style-name="P45">variations(positions_in_matrix) - <text:s/><text:span text:style-name="T68">polymorphisms inside the peptide with nucleotide positions</text:span></text:p>
      <text:p text:style-name="P38">peptide – <text:span text:style-name="T69">peptide sequence</text:span></text:p>
      <text:p text:style-name="P38">matrix – <text:span text:style-name="T69">genome sequence of translation to the peptide</text:span></text:p>
      <text:p text:style-name="P73"/>
      <text:p text:style-name="P37"><text:span text:style-name="T30">Data fields in the file for proteins </text:span><text:span text:style-name="T35">(sample_name.prot.csv)</text:span><text:span text:style-name="T70">:</text:span></text:p>
      <text:p text:style-name="P41">chrom – <text:span text:style-name="T66">chromosome number (or locus name)</text:span></text:p>
      <text:p text:style-name="P41">transcript_id – <text:span text:style-name="T66">transcript ID</text:span></text:p>
      <text:p text:style-name="P41">sample – <text:span text:style-name="T66">sample name</text:span></text:p>
      <text:p text:style-name="P41">sample_allele1 – <text:span text:style-name="T66">sample allele 1 (‘0’ - not in allele 1; ‘1’ - in allele 1)</text:span></text:p>
      <text:p text:style-name="P41">sample_allele2 – <text:span text:style-name="T66">sample allele 2 (‘0’ - not in allele 2; ‘1’ - in allele 2)</text:span></text:p>
      <text:p text:style-name="P41">beg – <text:span text:style-name="T66">start genome position of the protein</text:span></text:p>
      <text:p text:style-name="P41">end – <text:span text:style-name="T66">end genome position of the protein</text:span></text:p>
      <text:p text:style-name="P46">variations(positions_in_matrix) – <text:span text:style-name="T68">polymorphisms inside the proteins with nucleotide positions</text:span></text:p>
      <text:p text:style-name="P43"><text:span text:style-name="T71">protein</text:span> – <text:span text:style-name="T71">protein sequence</text:span></text:p>
      <text:p text:style-name="P43">matrix – <text:span text:style-name="T69">genome sequence of translation to the protein</text:span></text:p>
      <text:p text:style-name="P43"/>
      <text:p text:style-name="P36"><text:span text:style-name="T30">Data fields in the file for polymorphisms </text:span><text:span text:style-name="T34">(variations.csv)</text:span><text:span text:style-name="T70">:</text:span></text:p>
      <text:p text:style-name="P44">transcript_id – <text:span text:style-name="T66">transcript ID</text:span></text:p>
      <text:p text:style-name="P44"><text:span text:style-name="T72">variation</text:span>_id – <text:span text:style-name="T70">polymorphism ID</text:span></text:p>
      <text:p text:style-name="P45">beg – <text:span text:style-name="T66">start genome position of the polymorphism</text:span></text:p>
      <text:p text:style-name="P45"><text:soft-page-break/>end – <text:span text:style-name="T66">end genome position of the polymorphism</text:span></text:p>
      <text:p text:style-name="P49">allele_id – <text:span text:style-name="T73">allele ID (polymorphism_ID:polymorphism_sequence=[allele_fequency](ref|alt), where ref - reference sequence, alt - alternative sequence)</text:span></text:p>
      <text:p text:style-name="P47">sample – <text:span text:style-name="T66">sample name</text:span></text:p>
      <text:p text:style-name="P47">sample_allele1 – <text:span text:style-name="T66">sample allele 1 (‘0’ - not in allele 1; ‘1’ - in allele 1)</text:span></text:p>
      <text:p text:style-name="P47">sample_allele2 – <text:span text:style-name="T66">sample allele 2 (‘0’ - not in allele 2; ‘1’ - in allele 2)</text:span></text:p>
      <text:p text:style-name="P57">synonymous – ‘<text:span text:style-name="T74">1’ if <text:s/>the polymorphisms is </text:span>synonymous, <text:span text:style-name="T74">else ‘0’</text:span></text:p>
      <text:p text:style-name="P48"><text:span text:style-name="T67">upstream_</text:span>fshifts – <text:span text:style-name="T67">frame shifts in upstream of the polymorphism</text:span></text:p>
      <text:p text:style-name="P51">prefix_alleles – <text:span text:style-name="T76">polymorphisms in the polymorphism prefix</text:span></text:p>
      <text:p text:style-name="P55">prefix – <text:span text:style-name="T75">sequence of the polymorphism prefix (the polymorphism sequence addition to get the first complete codon)</text:span></text:p>
      <text:p text:style-name="P52">allele – <text:span text:style-name="T75">sequence of the polymorphism</text:span></text:p>
      <text:p text:style-name="P56">suffix – <text:span text:style-name="T75">sequence of the polymorphism suffix (the polymorphism sequence addition to get the last complete codon)</text:span></text:p>
      <text:p text:style-name="P53">suffix_alleles – <text:span text:style-name="T76">polymorphisms in the polymorphism </text:span>suffix</text:p>
      <text:p text:style-name="P54">translation – <text:span text:style-name="T77">translation of the polymorphism with the siffix and the prefix</text:span></text:p>
      <text:p text:style-name="P54"/>
      <text:p text:style-name="P74"><text:span text:style-name="T36">NOTE</text:span><text:span text:style-name="T6">: </text:span><text:span text:style-name="T9">ID of </text:span><text:span text:style-name="T5">synonymous </text:span><text:span text:style-name="T7">polymorphism </text:span><text:span text:style-name="T6">alleles </text:span><text:span text:style-name="T8">a</text:span><text:span text:style-name="T82">re enclosed in square brackets</text:span></text:p>
      <text:p text:style-name="P50"/>
      <text:p text:style-name="P35"><text:span text:style-name="T38">File with w</text:span><text:span text:style-name="T31">arnings </text:span><text:span text:style-name="T32">(</text:span><text:span text:style-name="T33">warnings.csv</text:span><text:span text:style-name="T32">)</text:span><text:span text:style-name="T78">:</text:span></text:p>
      <text:p text:style-name="P59">PeptoVar inspect <text:span text:style-name="T81">records</text:span> in the VCF <text:span text:style-name="T81">and the GFF</text:span> file<text:span text:style-name="T81">s</text:span> for<text:span text:style-name="T80"> </text:span>collisions.</text:p>
      <text:p text:style-name="P62">The most important <text:span text:style-name="T98">ones:</text:span></text:p>
      <text:p text:style-name="P58">- multiple polymorphisms with the same ID</text:p>
      <text:p text:style-name="P58">- multiple polymorphisms with the same genome positions but different ID</text:p>
      <text:p text:style-name="P58">- <text:span text:style-name="T79">intersection of a polymorphism and the exon border (in this case we don’t know where is a site of splicing)</text:span></text:p>
      <text:p text:style-name="P60">- <text:span text:style-name="T81">no data for the sample in the VCF file</text:span></text:p>
      <text:p text:style-name="P61">- <text:span text:style-name="T81">no genome sequence in the exon position range</text:span></text:p>
      <text:p text:style-name="P61"/>
      <text:p text:style-name="P87">EXAMPLES</text:p>
      <text:p text:style-name="P88"/>
      <text:p text:style-name="P89">Personalized peptides for a sample <text:span text:style-name="T106">(sample mode)</text:span>:</text:p>
      <text:p text:style-name="P89"/>
      <text:p text:style-name="P99"><text:span text:style-name="T104"><text:tab/>PeptoVar -samples SAMPLE01 -peptlen 9 -var used -gff ./testdata/test.gff -vcf ./testdata/test.vcf.gz</text:span></text:p>
      <text:p text:style-name="P99"><text:soft-page-break/><text:span text:style-name="T104"/></text:p>
      <text:p text:style-name="P89">or</text:p>
      <text:p text:style-name="P89"/>
      <text:p text:style-name="P99"><text:tab/>PeptoVar -samples SAMPLE01 -peptlen 9 -var used -indir ./testdata</text:p>
      <text:p text:style-name="P99"/>
      <text:p text:style-name="P89"/>
      <text:p text:style-name="P89"/>
      <text:p text:style-name="P89">Unique peptides for a pair of samples <text:span text:style-name="T106">(transplantation mode)</text:span>:</text:p>
      <text:p text:style-name="P89"/>
      <text:p text:style-name="P89"><text:tab/><text:span text:style-name="T105">PeptoVar -samples SAMPLE01 SAMPLE02 -peptlen 9 -var used -gff ./testdata/test.gff -vcf ./testdata/test.vcf.gz</text:span></text:p>
      <text:p text:style-name="P89"><text:s text:c="4"/></text:p>
      <text:p text:style-name="P89">or</text:p>
      <text:p text:style-name="P89"/>
      <text:p text:style-name="P89"><text:tab/><text:span text:style-name="T105">PeptoVar -samples SAMPLE01 SAMPLE02 -peptlen 9 -var used -indir ./testdata</text:span></text:p>
      <text:p text:style-name="P89"/>
      <text:p text:style-name="P89"/>
      <text:p text:style-name="P89">Generation of peptides using all possible variations in the set <text:span text:style-name="T106">(virtual sample mode):</text:span></text:p>
      <text:p text:style-name="P89"/>
      <text:p text:style-name="P89"><text:span text:style-name="T105"><text:tab/>PeptoVar -peptlen 9 -var used -gff ./testdata/test.gff -vcf ./testdata/test.vcf.gz</text:span></text:p>
      <text:p text:style-name="P89"><text:s text:c="4"/></text:p>
      <text:p text:style-name="P89">or</text:p>
      <text:p text:style-name="P89"><text:s text:c="4"/></text:p>
      <text:p text:style-name="P89"><text:span text:style-name="T105"><text:tab/>PeptoVar -peptlen 9 -var used -indir ./testdata</text:span></text:p>
      <text:p text:style-name="P88"/>
      <text:p text:style-name="P88"/>
      <text:p text:style-name="P88"/>
      <text:p text:style-name="P86">UNDER THE HOOD</text:p>
      <text:p text:style-name="P63"/>
      <text:p text:style-name="P65">The main idea of <text:span text:style-name="T101">PeptoVar</text:span> is decrease computational complexity of translation nucleotide sequence with a generous amount of polymorphisms <text:span text:style-name="T102">and determine their translation dependencies (allele combinations of frame shifts and closely located </text:span>polymorphisms <text:span text:style-name="T103">which are diversity factors for translation products).</text:span></text:p>
      <text:p text:style-name="P64"><text:soft-page-break/></text:p>
      <text:p text:style-name="P94"><text:span text:style-name="T16"><text:s/></text:span><text:span text:style-name="T17">The base steps of PeptoVar </text:span><text:span text:style-name="Emphasis"><text:span text:style-name="T49">workflow</text:span></text:span><text:span text:style-name="T17">:</text:span></text:p>
      <text:p text:style-name="P79">1) reading input data</text:p>
      <text:p text:style-name="P76"><text:span text:style-name="T101">2</text:span>) <text:span text:style-name="T99">building graph for nucleotide sequence</text:span></text:p>
      <text:p text:style-name="P77"><text:span text:style-name="T101">3</text:span>) insertion genomic polymorphisms to the graph as extra paths</text:p>
      <text:p text:style-name="P77"><text:span text:style-name="T101">4</text:span>) attaching prefixes and suffixes to branching paths according to the reading frames (<text:span text:style-name="T4">including frames induced from upstream frame shifts</text:span>)</text:p>
      <text:p text:style-name="P77"><text:span text:style-name="T101">5</text:span>) <text:span text:style-name="T100">removing synonymous branches</text:span></text:p>
      <text:p text:style-name="P78"><text:span text:style-name="T101">6</text:span>) translation the graph to peptides</text:p>
      <text:p text:style-name="P21"><text:span text:style-name="T101">7) substitution the peptide sets </text:span><text:span text:style-name="T95">(for a pair of samples)</text:span></text:p>
      <text:p text:style-name="P79">8) writing the results</text:p>
      <text:p text:style-name="P22"/>
      <text:p text:style-name="P102">The known public databases of polymorphisms have information about which genomic variations are non-synonymous and <text:span text:style-name="T108">must</text:span> be <text:span text:style-name="T108">taken into consideration for population-wide peptidome construction. But the data is not comprehensive. Depending on combination of upstream frame shifts the same variation can be synonymous and non-synonymous (Fig. 2). More over, two polymorphisms in the same codon can cause translation dependency. For example, in the polymorphic codon (C,T)T(A,T) the third position is </text:span>synonymous <text:span text:style-name="T109">if the first position is ‘C’ and <text:s/></text:span>non-synonymous <text:span text:style-name="T110">if the first position is ‘T’ <text:s/>(Fig. 3). The PeptoVar program save the dependency data into an own file. (</text:span><text:span text:style-name="T111">Сказать, что это важно для поиска значимых для поиска MiHa и типирования на них?)</text:span><text:span text:style-name="T110"> </text:span><text:span text:style-name="T18">In cas</text:span><text:span text:style-name="T19">e lots of </text:span><text:span text:style-name="T18">variations occur consecutively PeptoVar optimize</text:span><text:span text:style-name="T19">s</text:span><text:span text:style-name="T18"> </text:span><text:span text:style-name="T19">combinatorial task to reduce computational</text:span><text:span text:style-name="T18"> </text:span><text:span text:style-name="T19">time and memory usage (Fig. 4)</text:span><text:span text:style-name="T18">. </text:span><text:span text:style-name="T20">If a translated sequence starts and ends in genomic insertion</text:span><text:span text:style-name="T22">s</text:span><text:span text:style-name="T20"> its genome coordinates is not determined. PeptoVar use “peptide shadow” to set start and end genomic peptide positions (Fig. 5)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><draw:frame text:anchor-type="paragraph" draw:z-index="0" draw:name="Shape2" draw:style-name="gr1" draw:text-style-name="P109" svg:width="6.8504in" svg:height="2.4004in" svg:x="0.0209in" svg:y="-0.0063in"><draw:image xlink:href="Pictures/200003F600007C8600002BA996018FB6A6F4523A.svm" xlink:type="simple" xlink:show="embed" xlink:actuate="onLoad"><text:p/></draw:image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2"><text:span text:style-name="T28">Fig. 2</text:span> The variation type (synonymous or non-synonymous) depends on frame shifts in upstream.</text:p>
      <text:p text:style-name="P72">PeptoVar considers full set of frame shift combinations in upstream to classify each polymorphism <text:span text:style-name="T2">properly.</text:span></text:p>
      <text:p text:style-name="P90"/>
      <text:p text:style-name="P106"/>
      <text:p text:style-name="P106"/>
      <text:p text:style-name="P106"/>
      <text:p text:style-name="P106"/>
      <text:p text:style-name="P106"/>
      <text:p text:style-name="P107"><draw:frame text:anchor-type="paragraph" draw:z-index="3" draw:name="Shape5" draw:style-name="gr2" draw:text-style-name="P111" svg:width="3.948in" svg:height="1.0705in" svg:x="1.1484in" svg:y="0.011in"><draw:text-box><text:p text:style-name="P110">(C,T)T(A,T)</text:p><text:p text:style-name="P110">CT(A,T) =&gt; Leu (L)</text:p><text:p text:style-name="P110">TT(A,T) =&gt; Leu (L), Phe (F) </text:p></draw:text-box></draw:frame></text:p>
      <text:p text:style-name="P100"/>
      <text:p text:style-name="P105"/>
      <text:p text:style-name="P105"/>
      <text:p text:style-name="P92"><text:span text:style-name="T28">Fig. 3</text:span> <text:s/>P<text:span text:style-name="T108">olymorphisms translation dependency in the polymorphic codon.</text:span></text:p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3"><draw:frame text:anchor-type="paragraph" draw:z-index="1" draw:name="Shape3" draw:style-name="gr1" draw:text-style-name="P109" svg:width="5.6598in" svg:height="3.5004in" svg:x="0.5917in" svg:y="-0.3752in"><draw:image xlink:href="Pictures/200004EA00005DA1000039E944E398477C80169B.svm" xlink:type="simple" xlink:show="embed" xlink:actuate="onLoad"><text:p/></draw:image></draw:frame></text:p>
      <text:p text:style-name="P33"/>
      <text:p text:style-name="P33"/>
      <text:p text:style-name="P33"/>
      <text:p text:style-name="P33"/>
      <text:p text:style-name="P33"/>
      <text:p text:style-name="P11"/>
      <text:p text:style-name="P11"/>
      <text:p text:style-name="P11"/>
      <text:p text:style-name="P11"/>
      <text:p text:style-name="P32"><text:span text:style-name="T28"/></text:p>
      <text:p text:style-name="P32"><text:span text:style-name="T28">Fig. </text:span><text:span text:style-name="T40">4</text:span><text:span text:style-name="T62"> Combinatorial explosion of translation to protein in case variations occur consecutively. For each variation PeptoVar takes prefixes and suffixes and determines functional paths including <text:s/>translation frames induced from upstream frame shifts.</text:span></text:p>
      <text:p text:style-name="P33"/>
      <text:p text:style-name="P33"/>
      <text:p text:style-name="P33"><draw:frame text:anchor-type="paragraph" draw:z-index="2" draw:name="Shape4" draw:style-name="gr1" draw:text-style-name="P109" svg:width="5.5205in" svg:height="3.5004in" svg:x="0.5311in" svg:y="0.0465in"><draw:image xlink:href="Pictures/200003AD00006593000040705BDCC069D059F10F.svm" xlink:type="simple" xlink:show="embed" xlink:actuate="onLoad"><text:p/></draw:image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0"/>
      <text:p text:style-name="P10"/>
      <text:p text:style-name="P10"/>
      <text:p text:style-name="P10"/>
      <text:p text:style-name="P97"><text:span text:style-name="T37">Fig. </text:span><text:span text:style-name="T40">5</text:span><text:span text:style-name="T4"> The problem of </text:span><text:span text:style-name="T11">peptide </text:span><text:span text:style-name="T15">positioning</text:span><text:span text:style-name="T11"> </text:span><text:span text:style-name="T14">on</text:span><text:span text:style-name="T11"> </text:span><text:span text:style-name="T10">genome </text:span><text:span text:style-name="T14">sequence</text:span><text:span text:style-name="T4">. If peptide translation starts and ends </text:span><text:span text:style-name="T11">on</text:span><text:span text:style-name="T4"> </text:span><text:span text:style-name="T12">a </text:span><text:span text:style-name="T4">genome insertion the peptide </text:span><text:span text:style-name="T21">genome </text:span><text:span text:style-name="T4">position can be presented as a “peptide shadow”:</text:span></text:p>
      <text:p text:style-name="P98"><text:span text:style-name="T13">start = l</text:span><text:span text:style-name="T82">eftmost_</text:span><text:span text:style-name="T94">translated_</text:span><text:span text:style-name="T83">reference_position </text:span><text:span text:style-name="T82">- </text:span><text:span text:style-name="T86">number_of_</text:span><text:span text:style-name="T85">translated_</text:span><text:span text:style-name="T84">insertion_nucleot</text:span><text:span text:style-name="T85">ides</text:span><text:span text:style-name="T84">; </text:span></text:p>
      <text:p text:style-name="P101"><text:span text:style-name="T88">en</text:span><text:span text:style-name="T93">d</text:span><text:span text:style-name="T88"> = <text:s/></text:span><text:span text:style-name="T89">rightmost_</text:span><text:span text:style-name="T90">translated_</text:span><text:span text:style-name="T89">reference</text:span><text:span text:style-name="T90">_</text:span><text:span text:style-name="T89">position </text:span><text:span text:style-name="T88">+ </text:span><text:span text:style-name="T91">number_of_</text:span><text:span text:style-name="T92">translated_</text:span><text:span text:style-name="T88">insertion_nucleot</text:span><text:span text:style-name="T92">ides</text:span><text:span text:style-name="T88">;</text:span></text:p>
      <text:p text:style-name="P10"><text:soft-page-break/></text:p>
      <text:p text:style-name="P10"/>
      <text:p text:style-name="P10">LICENSE</text:p>
      <text:p text:style-name="P10"/>
      <text:p text:style-name="P85">Copyright (c) 2017, D. Malko All Rights Reserved</text:p>
      <text:p text:style-name="P85">PeptoVar is free software: you can redistribute it and/or modify it under the terms of the GNU General Public License as published by the Free Software Foundation, either version 3 of the License, or (at your option) any later version.</text:p>
      <text:p text:style-name="P85">This program is distributed in the hope that it will be useful, but WITHOUT ANY WARRANTY; without even the implied warranty of MERCHANTABILITY or FITNESS FOR A PARTICULAR PURPOSE. See the GNU General Public License for more details.</text:p>
      <text:p text:style-name="P84">You should have received a copy of the GNU General Public License along with this program. If not, see <text:a xlink:type="simple" xlink:href="http://www.gnu.org/licenses/" text:style-name="Internet_20_link" text:visited-style-name="Visited_20_Internet_20_Link">http://www.gnu.org/licenses/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36:50.905121967</meta:creation-date>
    <dc:date>2017-08-02T13:20:12.635978369</dc:date>
    <meta:editing-duration>PT12H59S</meta:editing-duration>
    <meta:editing-cycles>287</meta:editing-cycles>
    <meta:generator>LibreOffice/5.1.6.2$Linux_X86_64 LibreOffice_project/10m0$Build-2</meta:generator>
    <meta:document-statistic meta:table-count="0" meta:image-count="0" meta:object-count="0" meta:page-count="10" meta:paragraph-count="144" meta:word-count="1585" meta:character-count="10947" meta:non-whitespace-character-count="9314"/>
  </office:meta>
</office:document-meta>
</file>